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2.2271in" table:align="left"/>
    </style:style>
    <style:style style:name="Table1.A" style:family="table-column">
      <style:table-column-properties style:column-width="0.6222in"/>
    </style:style>
    <style:style style:name="Table1.B" style:family="table-column">
      <style:table-column-properties style:column-width="0.8354in"/>
    </style:style>
    <style:style style:name="Table1.C" style:family="table-column">
      <style:table-column-properties style:column-width="0.7694in"/>
    </style:style>
    <style:style style:name="Table1.A1" style:family="table-cell">
      <style:table-cell-properties style:vertical-align="middle" fo:padding="0.0194in" fo:border="none"/>
    </style:style>
    <style:style style:name="Table2" style:family="table">
      <style:table-properties style:width="4.1208in" table:align="left"/>
    </style:style>
    <style:style style:name="Table2.A" style:family="table-column">
      <style:table-column-properties style:column-width="0.9375in"/>
    </style:style>
    <style:style style:name="Table2.B" style:family="table-column">
      <style:table-column-properties style:column-width="0.8354in"/>
    </style:style>
    <style:style style:name="Table2.C" style:family="table-column">
      <style:table-column-properties style:column-width="0.7431in"/>
    </style:style>
    <style:style style:name="Table2.E" style:family="table-column">
      <style:table-column-properties style:column-width="0.7694in"/>
    </style:style>
    <style:style style:name="Table2.A1" style:family="table-cell">
      <style:table-cell-properties style:vertical-align="middle" fo:padding="0.0194in" fo:border="none"/>
    </style:style>
    <style:style style:name="Table3" style:family="table">
      <style:table-properties style:width="3.2063in" table:align="left"/>
    </style:style>
    <style:style style:name="Table3.A" style:family="table-column">
      <style:table-column-properties style:column-width="1.0063in"/>
    </style:style>
    <style:style style:name="Table3.B" style:family="table-column">
      <style:table-column-properties style:column-width="1.0868in"/>
    </style:style>
    <style:style style:name="Table3.C" style:family="table-column">
      <style:table-column-properties style:column-width="1.1132in"/>
    </style:style>
    <style:style style:name="Table3.A1" style:family="table-cell">
      <style:table-cell-properties style:vertical-align="middle" fo:padding="0.0194in" fo:border="none"/>
    </style:style>
    <style:style style:name="P1" style:family="paragraph" style:parent-style-name="Text_20_body">
      <style:text-properties officeooo:rsid="000a9edf" officeooo:paragraph-rsid="000a9edf"/>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able_20_Contents">
      <style:paragraph-properties fo:text-align="center" style:justify-single-word="false"/>
      <style:text-properties fo:font-weight="bold"/>
    </style:style>
    <style:style style:name="P5" style:family="paragraph" style:parent-style-name="Table_20_Contents">
      <style:text-properties fo:font-size="2pt" style:font-size-asian="2pt" style:font-size-complex="2pt"/>
    </style:style>
    <style:style style:name="P6" style:family="paragraph" style:parent-style-name="Table_20_Contents">
      <style:text-properties fo:font-weight="normal" style:font-weight-asian="normal" style:font-weight-complex="normal"/>
    </style:style>
    <style:style style:name="P7" style:family="paragraph" style:parent-style-name="Table_20_Contents">
      <style:paragraph-properties fo:text-align="center" style:justify-single-word="false"/>
    </style:style>
    <style:style style:name="P8" style:family="paragraph" style:parent-style-name="Table_20_Heading">
      <style:text-properties fo:font-size="2pt" style:font-size-asian="2pt" style:font-size-complex="2pt"/>
    </style:style>
    <style:style style:name="P9" style:family="paragraph" style:parent-style-name="Table_20_Heading">
      <style:paragraph-properties fo:text-align="center" style:justify-single-word="false"/>
    </style:style>
    <style:style style:name="P10" style:family="paragraph" style:parent-style-name="Standard">
      <style:text-properties officeooo:rsid="000a9edf" officeooo:paragraph-rsid="000a9edf"/>
    </style:style>
    <style:style style:name="P11" style:family="paragraph" style:parent-style-name="Standard">
      <style:text-properties fo:font-size="14pt" fo:font-weight="bold" officeooo:rsid="000a9edf" officeooo:paragraph-rsid="000a9edf" style:font-size-asian="14pt" style:font-weight-asian="bold" style:font-size-complex="14pt" style:font-weight-complex="bold"/>
    </style:style>
    <style:style style:name="P12" style:family="paragraph" style:parent-style-name="Standard">
      <style:text-properties fo:font-size="14pt" fo:font-weight="bold" officeooo:rsid="000c4db9" officeooo:paragraph-rsid="000c4db9" style:font-size-asian="14pt" style:font-weight-asian="bold" style:font-size-complex="14pt" style:font-weight-complex="bold"/>
    </style:style>
    <style:style style:name="T1" style:family="text">
      <style:text-properties fo:font-weight="bold"/>
    </style:style>
    <style:style style:name="T2" style:family="text">
      <style:text-properties fo:font-style="italic"/>
    </style:style>
    <style:style style:name="T3" style:family="text">
      <style:text-properties officeooo:rsid="000c4db9"/>
    </style:style>
    <style:style style:name="T4" style:family="text">
      <style:text-properties officeooo:rsid="000e1a38"/>
    </style:style>
    <style:style style:name="T5" style:family="text">
      <style:text-properties officeooo:rsid="000f6b9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xercise </text:p>
      <text:p text:style-name="P10"/>
      <text:p text:style-name="P10"/>
      <text:p text:style-name="P1">The <text:a xlink:type="simple" xlink:href="https://en.wikipedia.org/wiki/University_of_California,_Berkeley">University of California, Berkeley</text:a> was sued for bias against women who had applied for admission to <text:a xlink:type="simple" xlink:href="https://en.wikipedia.org/wiki/Graduate_school">graduate schools</text:a> there. The admission figures for the fall of 1973 showed that men applying were more likely than women to be admitted, and the difference was so large that it was unlikely to be due to chance.</text:p>
      <text:p text:style-name="P1"/>
      <text:p text:style-name="P1">You as a statistician have been asked to find out if there is bias in the selection procedure. These are the overall admission rates</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8"/>
          </table:table-cell>
          <table:table-cell table:style-name="Table1.A1" office:value-type="string">
            <text:p text:style-name="Table_20_Heading">Applicants</text:p>
          </table:table-cell>
          <table:table-cell table:style-name="Table1.A1" office:value-type="string">
            <text:p text:style-name="Table_20_Heading">Admitted</text:p>
          </table:table-cell>
        </table:table-row>
        <table:table-row>
          <table:table-cell table:style-name="Table1.A1" office:value-type="string">
            <text:p text:style-name="Table_20_Heading">Men</text:p>
          </table:table-cell>
          <table:table-cell table:style-name="Table1.A1" office:value-type="string">
            <text:p text:style-name="Table_20_Contents">8442</text:p>
          </table:table-cell>
          <table:table-cell table:style-name="Table1.A1" office:value-type="string">
            <text:p text:style-name="P6">44%</text:p>
          </table:table-cell>
        </table:table-row>
        <table:table-row>
          <table:table-cell table:style-name="Table1.A1" office:value-type="string">
            <text:p text:style-name="Table_20_Heading">Women</text:p>
          </table:table-cell>
          <table:table-cell table:style-name="Table1.A1" office:value-type="string">
            <text:p text:style-name="Table_20_Contents">4321</text:p>
          </table:table-cell>
          <table:table-cell table:style-name="Table1.A1" office:value-type="string">
            <text:p text:style-name="Table_20_Contents">35%</text:p>
          </table:table-cell>
        </table:table-row>
      </table:table>
      <text:p text:style-name="Text_20_body"/>
      <text:p text:style-name="P1">This are the admission data per department. </text:p>
      <text:p text:style-name="P1"/>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table:number-rows-spanned="2" office:value-type="string">
            <text:p text:style-name="Table_20_Heading">Department</text:p>
          </table:table-cell>
          <table:table-cell table:style-name="Table2.A1" table:number-columns-spanned="2" office:value-type="string">
            <text:p text:style-name="Table_20_Heading">Men</text:p>
          </table:table-cell>
          <table:covered-table-cell/>
          <table:table-cell table:style-name="Table2.A1" table:number-columns-spanned="2" office:value-type="string">
            <text:p text:style-name="Table_20_Heading">Women</text:p>
          </table:table-cell>
          <table:covered-table-cell/>
        </table:table-row>
        <table:table-row>
          <table:covered-table-cell/>
          <table:table-cell table:style-name="Table2.A1" office:value-type="string">
            <text:p text:style-name="Table_20_Heading">Applicants</text:p>
          </table:table-cell>
          <table:table-cell table:style-name="Table2.A1" office:value-type="string">
            <text:p text:style-name="Table_20_Heading">Admitted</text:p>
          </table:table-cell>
          <table:table-cell table:style-name="Table2.A1" office:value-type="string">
            <text:p text:style-name="Table_20_Heading">Applicants</text:p>
          </table:table-cell>
          <table:table-cell table:style-name="Table2.A1" office:value-type="string">
            <text:p text:style-name="Table_20_Heading">Admitted</text:p>
          </table:table-cell>
        </table:table-row>
        <table:table-row>
          <table:table-cell table:style-name="Table2.A1" office:value-type="string">
            <text:p text:style-name="Table_20_Heading">A</text:p>
          </table:table-cell>
          <table:table-cell table:style-name="Table2.A1" office:value-type="string">
            <text:p text:style-name="Table_20_Contents">825</text:p>
          </table:table-cell>
          <table:table-cell table:style-name="Table2.A1" office:value-type="string">
            <text:p text:style-name="P6">62%</text:p>
          </table:table-cell>
          <table:table-cell table:style-name="Table2.A1" office:value-type="string">
            <text:p text:style-name="P6">108</text:p>
          </table:table-cell>
          <table:table-cell table:style-name="Table2.A1" office:value-type="string">
            <text:p text:style-name="P6">82%</text:p>
          </table:table-cell>
        </table:table-row>
        <table:table-row>
          <table:table-cell table:style-name="Table2.A1" office:value-type="string">
            <text:p text:style-name="Table_20_Heading">B</text:p>
          </table:table-cell>
          <table:table-cell table:style-name="Table2.A1" office:value-type="string">
            <text:p text:style-name="Table_20_Contents">560</text:p>
          </table:table-cell>
          <table:table-cell table:style-name="Table2.A1" office:value-type="string">
            <text:p text:style-name="P6">63%</text:p>
          </table:table-cell>
          <table:table-cell table:style-name="Table2.A1" office:value-type="string">
            <text:p text:style-name="P6">25</text:p>
          </table:table-cell>
          <table:table-cell table:style-name="Table2.A1" office:value-type="string">
            <text:p text:style-name="P6">68%</text:p>
          </table:table-cell>
        </table:table-row>
        <table:table-row>
          <table:table-cell table:style-name="Table2.A1" office:value-type="string">
            <text:p text:style-name="Table_20_Heading">C</text:p>
          </table:table-cell>
          <table:table-cell table:style-name="Table2.A1" office:value-type="string">
            <text:p text:style-name="Table_20_Contents">325</text:p>
          </table:table-cell>
          <table:table-cell table:style-name="Table2.A1" office:value-type="string">
            <text:p text:style-name="P6">37%</text:p>
          </table:table-cell>
          <table:table-cell table:style-name="Table2.A1" office:value-type="string">
            <text:p text:style-name="P6">593</text:p>
          </table:table-cell>
          <table:table-cell table:style-name="Table2.A1" office:value-type="string">
            <text:p text:style-name="P6">34%</text:p>
          </table:table-cell>
        </table:table-row>
        <table:table-row>
          <table:table-cell table:style-name="Table2.A1" office:value-type="string">
            <text:p text:style-name="Table_20_Heading">D</text:p>
          </table:table-cell>
          <table:table-cell table:style-name="Table2.A1" office:value-type="string">
            <text:p text:style-name="Table_20_Contents">417</text:p>
          </table:table-cell>
          <table:table-cell table:style-name="Table2.A1" office:value-type="string">
            <text:p text:style-name="P6">33%</text:p>
          </table:table-cell>
          <table:table-cell table:style-name="Table2.A1" office:value-type="string">
            <text:p text:style-name="P6">375</text:p>
          </table:table-cell>
          <table:table-cell table:style-name="Table2.A1" office:value-type="string">
            <text:p text:style-name="P6">35%</text:p>
          </table:table-cell>
        </table:table-row>
        <table:table-row>
          <table:table-cell table:style-name="Table2.A1" office:value-type="string">
            <text:p text:style-name="Table_20_Heading">E</text:p>
          </table:table-cell>
          <table:table-cell table:style-name="Table2.A1" office:value-type="string">
            <text:p text:style-name="Table_20_Contents">191</text:p>
          </table:table-cell>
          <table:table-cell table:style-name="Table2.A1" office:value-type="string">
            <text:p text:style-name="P6">28%</text:p>
          </table:table-cell>
          <table:table-cell table:style-name="Table2.A1" office:value-type="string">
            <text:p text:style-name="P6">393</text:p>
          </table:table-cell>
          <table:table-cell table:style-name="Table2.A1" office:value-type="string">
            <text:p text:style-name="P6">24%</text:p>
          </table:table-cell>
        </table:table-row>
        <table:table-row>
          <table:table-cell table:style-name="Table2.A1" office:value-type="string">
            <text:p text:style-name="Table_20_Heading">F</text:p>
          </table:table-cell>
          <table:table-cell table:style-name="Table2.A1" office:value-type="string">
            <text:p text:style-name="Table_20_Contents">272</text:p>
          </table:table-cell>
          <table:table-cell table:style-name="Table2.A1" office:value-type="string">
            <text:p text:style-name="P6">6%</text:p>
          </table:table-cell>
          <table:table-cell table:style-name="Table2.A1" office:value-type="string">
            <text:p text:style-name="P6">341</text:p>
          </table:table-cell>
          <table:table-cell table:style-name="Table2.A1" office:value-type="string">
            <text:p text:style-name="P6">7%</text:p>
          </table:table-cell>
        </table:table-row>
      </table:table>
      <text:p text:style-name="P10"/>
      <text:p text:style-name="P10"/>
      <text:p text:style-name="P10"/>
      <text:p text:style-name="P10">Is the University of Berkeley biased against wome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soft-page-break/>Solution</text:p>
      <text:p text:style-name="P10"/>
      <text:p text:style-name="P10"/>
      <text:p text:style-name="P10">The problem here is known as Simpson's paradox.</text:p>
      <text:p text:style-name="P10"/>
      <text:p text:style-name="P10">The text from the exercise, as well as the explanation below, is a minor modification of the article on wikipedia on <text:a xlink:type="simple" xlink:href="https://en.wikipedia.org/wiki/Simpson's_paradox">https://en.wikipedia.org/wiki/Simpson's_paradox</text:a> . <text:span text:style-name="T5">The paradox will also be covered in most elementary books on statistics and experimental design.</text:span></text:p>
      <text:p text:style-name="P10"/>
      <text:p text:style-name="P1"><text:span text:style-name="T1">Simpson's paradox</text:span>, or the <text:span text:style-name="T1">Yule–Simpson effect</text:span>, is a <text:a xlink:type="simple" xlink:href="https://en.wikipedia.org/wiki/Paradox">paradox</text:a> in <text:a xlink:type="simple" xlink:href="https://en.wikipedia.org/wiki/Probability">probability</text:a> and <text:a xlink:type="simple" xlink:href="https://en.wikipedia.org/wiki/Statistics">statistics</text:a>, in which a trend appears in different groups of data but disappears or reverses when these groups are combined. It is sometimes given the impersonal title <text:span text:style-name="T1">reversal paradox</text:span> or <text:span text:style-name="T1">amalgamation paradox</text:span>.<text:bookmark text:name="cite_ref-1"/><text:a xlink:type="simple" xlink:href="https://en.wikipedia.org/wiki/Simpson%27s_paradox#cite_note-1">[1]</text:a></text:p>
      <text:p text:style-name="Text_20_body">This result is often encountered in social-science and medical-science statistics,<text:bookmark text:name="cite_ref-2"/><text:a xlink:type="simple" xlink:href="https://en.wikipedia.org/wiki/Simpson%27s_paradox#cite_note-2">[2]</text:a> and is particularly confounding when frequency data are unduly given causal interpretations.<text:bookmark text:name="cite_ref-pearl_3-0"/><text:a xlink:type="simple" xlink:href="https://en.wikipedia.org/wiki/Simpson%27s_paradox#cite_note-pearl-3">[3]</text:a> Simpson's paradox disappears when causal relations are brought into consideration. Many statisticians believe that the mainstream public should be informed of the counter-intuitive results in statistics such as Simpson's paradox.<text:bookmark text:name="cite_ref-4"/><text:a xlink:type="simple" xlink:href="https://en.wikipedia.org/wiki/Simpson%27s_paradox#cite_note-4">[4]</text:a><text:bookmark text:name="cite_ref-5"/><text:a xlink:type="simple" xlink:href="https://en.wikipedia.org/wiki/Simpson%27s_paradox#cite_note-5">[5]</text:a></text:p>
      <text:p text:style-name="Text_20_body"><text:a xlink:type="simple" xlink:href="https://en.wikipedia.org/wiki/Edward_H._Simpson">Edward H. Simpson</text:a> first described this phenomenon in a technical paper in 1951,<text:bookmark text:name="cite_ref-6"/><text:a xlink:type="simple" xlink:href="https://en.wikipedia.org/wiki/Simpson%27s_paradox#cite_note-6">[6]</text:a> but the statisticians <text:a xlink:type="simple" xlink:href="https://en.wikipedia.org/wiki/Karl_Pearson">Karl Pearson</text:a>, et al., in 1899,<text:bookmark text:name="cite_ref-7"/><text:a xlink:type="simple" xlink:href="https://en.wikipedia.org/wiki/Simpson%27s_paradox#cite_note-7">[7]</text:a> and <text:a xlink:type="simple" xlink:href="https://en.wikipedia.org/wiki/Udny_Yule">Udny Yule</text:a>, in 1903, had mentioned similar effects earlier.<text:bookmark text:name="cite_ref-yule_8-0"/><text:a xlink:type="simple" xlink:href="https://en.wikipedia.org/wiki/Simpson%27s_paradox#cite_note-yule-8">[8]</text:a> The name <text:span text:style-name="T2">Simpson's paradox</text:span> was introduced by Colin R. Blyth in 1972.<text:bookmark text:name="cite_ref-blyth-72_9-0"/><text:a xlink:type="simple" xlink:href="https://en.wikipedia.org/wiki/Simpson%27s_paradox#cite_note-blyth-72-9">[9]</text:a></text:p>
      <text:p text:style-name="P10"/>
      <text:p text:style-name="P12">Your example</text:p>
      <text:p text:style-name="P10"/>
      <text:p text:style-name="P1"><text:span text:style-name="T3">For your example, t</text:span>he research paper by Bickel et al.<text:bookmark text:name="cite_ref-Bickel_11-2"/><text:a xlink:type="simple" xlink:href="https://en.wikipedia.org/wiki/Simpson%27s_paradox#cite_note-Bickel-11">[11]</text:a> concluded that women tended to apply to competitive departments with low rates of admission even among qualified applicants (such as in the English Department), whereas men tended to apply to less-competitive departments with high rates of admission among the qualified applicants (such as in <text:a xlink:type="simple" xlink:href="https://en.wikipedia.org/wiki/Engineering">engineering</text:a> and <text:a xlink:type="simple" xlink:href="https://en.wikipedia.org/wiki/Chemistry">chemistry</text:a>). The conditions under which the admissions' frequency data from specific departments constitute a proper defense against charges of discrimination are formulated in the book <text:span text:style-name="T2">Causality</text:span> by <text:a xlink:type="simple" xlink:href="https://en.wikipedia.org/wiki/Judea_Pearl">Pearl</text:a>.<text:bookmark text:name="cite_ref-pearl_3-1"/><text:a xlink:type="simple" xlink:href="https://en.wikipedia.org/wiki/Simpson%27s_paradox#cite_note-pearl-3">[3]</text:a></text:p>
      <text:h text:style-name="Heading_20_3" text:outline-level="3"><text:bookmark text:name="Kidney_stone_treatment"/><text:span text:style-name="T4">Second example: k</text:span>idney stone treatment</text:h>
      <text:p text:style-name="Text_20_body">This is a real-life example from a medical study<text:bookmark text:name="cite_ref-12"/><text:a xlink:type="simple" xlink:href="https://en.wikipedia.org/wiki/Simpson%27s_paradox#cite_note-12">[12]</text:a> comparing the success rates of two treatments for <text:a xlink:type="simple" xlink:href="https://en.wikipedia.org/wiki/Kidney_stone">kidney stones</text:a>.<text:bookmark text:name="cite_ref-13"/><text:a xlink:type="simple" xlink:href="https://en.wikipedia.org/wiki/Simpson%27s_paradox#cite_note-13">[13]</text:a></text:p>
      <text:p text:style-name="Text_20_body">The table below shows the success rates and numbers of treatments for treatments involving both small and large kidney stones, where Treatment A includes all open surgical procedures and Treatment B is <text:a xlink:type="simple" xlink:href="https://en.wikipedia.org/wiki/Percutaneous_nephrolithotomy">percutaneous nephrolithotomy</text:a> (which involves only a small puncture). The numbers in parentheses indicate the number of success cases over the total size of the group. (For example, 93% equals 81 divided by 87.)</text:p>
      <table:table table:name="Table3" table:style-name="Table3">
        <table:table-column table:style-name="Table3.A"/>
        <table:table-column table:style-name="Table3.B"/>
        <table:table-column table:style-name="Table3.C"/>
        <table:table-row>
          <table:table-cell table:style-name="Table3.A1" office:value-type="string">
            <text:p text:style-name="P8"/>
          </table:table-cell>
          <table:table-cell table:style-name="Table3.A1" office:value-type="string">
            <text:p text:style-name="Table_20_Heading">Treatment A</text:p>
          </table:table-cell>
          <table:table-cell table:style-name="Table3.A1" office:value-type="string">
            <text:p text:style-name="Table_20_Heading">Treatment B</text:p>
          </table:table-cell>
        </table:table-row>
        <table:table-row>
          <table:table-cell table:style-name="Table3.A1" office:value-type="string">
            <text:p text:style-name="P9">Small Stones</text:p>
          </table:table-cell>
          <table:table-cell table:style-name="Table3.A1" office:value-type="string">
            <text:p text:style-name="P7"><text:span text:style-name="T2">Group 1</text:span><text:line-break/><text:span text:style-name="T1">93% (81/87)</text:span></text:p>
          </table:table-cell>
          <table:table-cell table:style-name="Table3.A1" office:value-type="string">
            <text:p text:style-name="P7"><text:span text:style-name="T2">Group 2</text:span><text:line-break/>87% (234/270)</text:p>
          </table:table-cell>
        </table:table-row>
        <table:table-row>
          <table:table-cell table:style-name="Table3.A1" office:value-type="string">
            <text:p text:style-name="P9">Large Stones</text:p>
          </table:table-cell>
          <table:table-cell table:style-name="Table3.A1" office:value-type="string">
            <text:p text:style-name="P7"><text:span text:style-name="T2">Group 3</text:span><text:line-break/><text:span text:style-name="T1">73% (192/263)</text:span></text:p>
          </table:table-cell>
          <table:table-cell table:style-name="Table3.A1" office:value-type="string">
            <text:p text:style-name="P7"><text:span text:style-name="T2">Group 4</text:span><text:line-break/>69% (55/80)</text:p>
          </table:table-cell>
        </table:table-row>
        <table:table-row>
          <table:table-cell table:style-name="Table3.A1" office:value-type="string">
            <text:p text:style-name="P9">Both</text:p>
          </table:table-cell>
          <table:table-cell table:style-name="Table3.A1" office:value-type="string">
            <text:p text:style-name="P7">78% (273/350)</text:p>
          </table:table-cell>
          <table:table-cell table:style-name="Table3.A1" office:value-type="string">
            <text:p text:style-name="P4">83% (289/350)</text:p>
          </table:table-cell>
        </table:table-row>
      </table:table>
      <text:p text:style-name="Text_20_body"/>
      <text:p text:style-name="Text_20_body">The paradoxical conclusion is that treatment A is more effective when used on small stones, and also when used on large stones, yet treatment B is more effective when considering both sizes at the <text:soft-page-break/>same time. In this example the "lurking" variable (or <text:a xlink:type="simple" xlink:href="https://en.wikipedia.org/wiki/Confounding"><text:span text:style-name="T1">confounding variable</text:span></text:a>) of the stone size was not previously known to be important until its effects were included.</text:p>
      <text:p text:style-name="Text_20_body">Which treatment is considered better is determined by an inequality between two ratios (successes/total). The reversal of the inequality between the ratios, which creates Simpson's paradox, happens because two effects occur together:</text:p>
      <text:list xml:id="list4963947294321383884" text:style-name="L1">
        <text:list-item>
          <text:p text:style-name="P3">The sizes of the groups, which are combined when the lurking variable is ignored, are very different. Doctors tend to give the severe cases (large stones) the better treatment (A), and the milder cases (small stones) the inferior treatment (B). Therefore, the totals are dominated by groups 3 and 2, and not by the two much smaller groups 1 and 4. </text:p>
        </text:list-item>
        <text:list-item>
          <text:p text:style-name="P2">The lurking variable has a large effect on the ratios, i.e. the success rate is more strongly influenced by the severity of the case than by the choice of treatment. Therefore, the group of patients with large stones using treatment A (group 3) does worse than the group with small stones, even if the latter used the inferior treatment B (group 2). </text:p>
        </text:list-item>
      </text:list>
      <text:p text:style-name="Text_20_body">Based on these effects, the paradoxical result is seen to arise by suppression of the causal effect of stone size on successful treatment. The paradoxical result can be rephrased more accurately as follows: When the less effective treatment (B) is applied more frequently to easier cases, it can appear to be a more effective treatment.</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7T15:36:08.926294000</meta:creation-date>
    <dc:date>2015-10-07T19:35:46.266773000</dc:date>
    <meta:editing-duration>PT3H52M45S</meta:editing-duration>
    <meta:editing-cycles>3</meta:editing-cycles>
    <meta:generator>LibreOffice/4.1.3.2$MacOSX_x86 LibreOffice_project/70feb7d99726f064edab4605a8ab840c50ec57a</meta:generator>
    <meta:print-date>2015-10-07T19:33:23.346906000</meta:print-date>
    <meta:document-statistic meta:table-count="3" meta:image-count="0" meta:object-count="0" meta:page-count="3" meta:paragraph-count="77" meta:word-count="805" meta:character-count="4967" meta:non-whitespace-character-count="4238"/>
  </office:meta>
</office:document-meta>
</file>